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8" style:family="paragraph" style:parent-style-name="Standard"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text-align="justify" style:justify-single-word="false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color="#ffffff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style:font-name="Courier New" fo:font-size="11pt" style:text-underline-style="solid" style:text-underline-width="auto" style:text-underline-color="font-color" fo:font-weight="bold" style:font-name-asian="Courier New1" style:font-size-asian="11pt" style:font-weight-asian="bold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1_T4. Programar scripts en l’estil del CGI</text:p>
      <text:p text:style-name="P5"/>
      <text:p text:style-name="P2">Usos tradicionals del Common Gateway Interface</text:p>
      <text:p text:style-name="P2"/>
      <text:p text:style-name="P10">El Common Gateway Interface</text:p>
      <text:p text:style-name="P12">Alguns usos típics del CGI són:</text:p>
      <text:list xml:id="list3343929384" text:style-name="WWNum5">
        <text:list-item>
          <text:p text:style-name="P15">Processat de formularis</text:p>
        </text:list-item>
        <text:list-item>
          <text:p text:style-name="P20"><text:span text:style-name="T2">Banners</text:span><text:span text:style-name="T1"> i enllaços publicitaris</text:span></text:p>
        </text:list-item>
        <text:list-item>
          <text:p text:style-name="P27">Generació dinàmica de dades, com ara comptadors de visites</text:p>
        </text:list-item>
      </text:list>
      <text:p text:style-name="P33">Percent encoding (URL encoding)</text:p>
      <text:p text:style-name="P7"><text:span text:style-name="T1">Donada una URL, La cadena de caràcters que segueix al caràcter '?', coneguda com </text:span><text:span text:style-name="T2">query string</text:span><text:span text:style-name="T1">, està codificada segons les següents convencions:</text:span></text:p>
      <text:list xml:id="list1016022012" text:style-name="WWNum3">
        <text:list-item>
          <text:p text:style-name="P16">El seu tipus MIME és application/x-www-form-urlencoded</text:p>
        </text:list-item>
        <text:list-item>
          <text:p text:style-name="P23">Els espais en blanc són substituïts pel caràcter '+'</text:p>
        </text:list-item>
        <text:list-item>
          <text:p text:style-name="P28">Els caràcters amb codi superior a 128, i alguns caràcters ASCII com els següents es codifiquen en hexadecimal precedits del caràcter de percentatge: &lt; &gt; ~ . " { } \ + - _ ^ % espai<text:line-break/> I la seva correspondència codificats en hexadecimal és:</text:p>
        </text:list-item>
      </text:list>
      <text:p text:style-name="P12">%3C %3E %7E %2E %22 %7B %7D %7C %5C %2B %2D %60 %5F %5E %25 %20</text:p>
      <text:list xml:id="list3576656032" text:style-name="WWNum2">
        <text:list-item>
          <text:p text:style-name="P13"><text:span text:style-name="T1">La cadena codifica un diccionari organitzant-lo com una llista de parelles </text:span><text:span text:style-name="T2">clau=valor</text:span><text:span text:style-name="T1"> separades pel caràcter '&amp;'<text:line-break/></text:span></text:p>
        </text:list-item>
        <text:list-item>
          <text:p text:style-name="P29">Segons el protocol CGI la cadena queda, sense descodificar, en la variable QUERY_STRING. De moment, quan sigui necessari, la pots convertir a diccionari amb codi similar a aquest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5">import urllib, os</text:p>
            <text:p text:style-name="P35">def parse(s):</text:p>
            <text:p text:style-name="P35"><text:s text:c="4"/>"""Parse the url-encoded string s returning a dictionary.</text:p>
            <text:p text:style-name="P35"><text:s text:c="4"/>Caveat: does not support duplicated keys, etc.</text:p>
            <text:p text:style-name="P35"><text:s text:c="4"/>"""</text:p>
            <text:p text:style-name="P35"><text:s text:c="4"/>if s == "": return {}</text:p>
            <text:p text:style-name="P35"><text:s text:c="4"/>pairs = s.split("&amp;")</text:p>
            <text:p text:style-name="P35"><text:s text:c="4"/>pairs = [(k, urllib.unquote_plus(v))</text:p>
            <text:p text:style-name="P35"><text:s text:c="14"/>for (k, v) in [s.split("=", 1) for s in pairs]]</text:p>
            <text:p text:style-name="P35"><text:s text:c="4"/>return dict(pairs)</text:p>
            <text:p text:style-name="P35">form = parse(os.environ["QUERY_STRING"])</text:p>
          </table:table-cell>
        </table:table-row>
      </table:table>
      <text:p text:style-name="P33">Pseudocapçaleres CGI</text:p>
      <text:p text:style-name="P12">A banda de les capçaleres HTTP legítimes que un script CGI pugui escriure en la seva sortida estàndard, i que el servidor web <text:soft-page-break/>reenviarà al client que ha fet la petició, també disposem de dues falses capçaleres que en realitat serveixen com a instruccions pel servidor web:</text:p>
      <text:list xml:id="list1122918691" text:style-name="WWNum4">
        <text:list-item>
          <text:p text:style-name="P17">Status: definirà el contingut de la primera línia de la resposta HTTP (per defecte 200 Ok).</text:p>
        </text:list-item>
        <text:list-item>
          <text:p text:style-name="P30">Location: farà que el servidor generi una resposta de tipus 300 amb la capçalera també copiada en la resposta.</text:p>
        </text:list-item>
      </text:list>
      <text:p text:style-name="P34">Enllaços recomanats</text:p>
      <text:p text:style-name="P12">A mes a mes dels presentats en l’activitat dedicada a l’organització de la documentació:</text:p>
      <text:list xml:id="list4253654977" text:style-name="WWNum6">
        <text:list-item>
          <text:p text:style-name="P14"><text:a xlink:type="simple" xlink:href="http://en.wikipedia.org/wiki/Common_Gateway_Interface" text:style-name="ListLabel_20_64" text:visited-style-name="ListLabel_20_64"><text:span text:style-name="T4">Common Gateway Interface</text:span></text:a><text:span text:style-name="T1"> a la Wikipedia</text:span></text:p>
        </text:list-item>
        <text:list-item>
          <text:p text:style-name="P26"><text:a xlink:type="simple" xlink:href="http://en.wikipedia.org/wiki/Percent-encoding" text:style-name="ListLabel_20_64" text:visited-style-name="ListLabel_20_64"><text:span text:style-name="T4">Percent encoding</text:span></text:a><text:span text:style-name="T1"> a la Wikipedia</text:span></text:p>
        </text:list-item>
      </text:list>
      <text:p text:style-name="P10">Pràctiques I</text:p>
      <text:p text:style-name="P7"><text:span text:style-name="T3">Important</text:span><text:span text:style-name="T1">: visualitza permanentment els complements de The Good 'ol Sidebar (fork de Firefox All-In-One Sidebar, ja obsolet) i HTTP Header Live (idem per Live HTTP headers) per poder estudiar les capçaleres HTTP intercanviades entre client i servidor.</text:span></text:p>
      <text:list xml:id="list3142553164" text:style-name="WWNum1">
        <text:list-item>
          <text:p text:style-name="P18">Fes un script de nom daus que en ser visitat retorni el resultat de simular una tirada de daus (usa el mòdul de Python random per obtenir valors a l’atzar).</text:p>
        </text:list-item>
        <text:list-item>
          <text:p text:style-name="P24">Fes un script de nom salta que en ser visitat redirigeixi a una URL triada a l’atzar d’una llista (has de redirigir amb la capçalera escrita per l’script Location: URL). Quin tipus de resposta de redirecció ha fet el servidor?</text:p>
        </text:list-item>
        <text:list-item>
          <text:p text:style-name="P21"><text:span text:style-name="T1">Fes un script de nom calcula que en ser visitat amb una </text:span><text:span text:style-name="T2">query string</text:span><text:span text:style-name="T1"> amb la forma ?N=nombre&amp;M=nombre&amp;OP=operació retorni el resultat d’aplicar l’operació OP (suma, resta, multiplicació o divisió codificades amb un sol caràcter) als nombres N i M.</text:span></text:p>
        </text:list-item>
        <text:list-item>
          <text:p text:style-name="P24">En un script de nom query.py millora la funció parse per que suporti noms de camps repetits. No deixis d’afegir comentaris justificant les teves decisions i codi de prova, i observa que tan sols has de modificar la darrera línia de codi de la funció.</text:p>
        </text:list-item>
        <text:list-item>
          <text:p text:style-name="P24">Millora la funció parse (parse_improved) per que, una vegada tallada la cadena pels ampersands, verifiqui aquests aspectes: cap bocí és la cadena buida; tots els bocins contenen un caràcter '='. Si fracasen els tests cal acabar amb raise ValueError('Bad query string').</text:p>
        </text:list-item>
        <text:list-item>
          <text:p text:style-name="P31">Substitueix en la funció parse la crida a urllib.unquote_plus per la funció decode desenvolupada a classe.</text:p>
        </text:list-item>
      </text:list>
      <text:p text:style-name="P2"/>
      <text:p text:style-name="P33">Pràctiques II</text:p>
      <text:p text:style-name="P2"/>
      <text:p text:style-name="P2"><text:soft-page-break/>En un script de nom count.py implementa un comptador de visites (a emmagatzemar en un fitxer a /var/www/tmp; dòna permisos d’scriptura en el directori al grup apache): la resposta ha d’informar de les vegades que s’ha visitat la URL.<text:line-break/></text:p>
      <text:p text:style-name="P6"><text:span text:style-name="T1">Fa anys van ser populars els</text:span><text:a xlink:type="simple" xlink:href="http://es.wikipedia.org/wiki/Anillo_web" text:style-name="ListLabel_20_65" text:visited-style-name="ListLabel_20_65"><text:span text:style-name="T1"> </text:span></text:a><text:a xlink:type="simple" xlink:href="http://es.wikipedia.org/wiki/Anillo_web" text:style-name="ListLabel_20_64" text:visited-style-name="ListLabel_20_64"><text:span text:style-name="T4">Webrings</text:span></text:a><text:span text:style-name="T1">. Fes un script que en ser visitat amb una </text:span><text:span text:style-name="T2">query string</text:span><text:span text:style-name="T1"> amb la forma ?visita=direcció{style="white-space: nowrap;"} (on </text:span><text:span text:style-name="T2">direcció</text:span><text:span text:style-name="T1"> pot ser esquerra, dreta o atzar utilitzi el valor de la capçalera HTTP Referer (excepte en el cas de la redirecció a l’atzar) per decidir a quina pàgina redirigir al visitant de l’anell web. L’anell el pots representar en una simple llista que has d’imaginar </text:span><text:span text:style-name="T2">circular</text:span><text:span text:style-name="T1"> (posició en la llista anterior a 0: len(llista)-1; posició posterior en la llista a len(llista)-1: 0; en altres casos simplement incrementar o decrementar la posició en 1).<text:line-break/> Pseudocodi del programa:<text:line-break/></text:span></text:p>
      <text:list xml:id="list3569804244" text:style-name="WWNum7">
        <text:list-item>
          <text:p text:style-name="P19">Si no es rep la capçalera HTTP Referer redirigir a una URL a l’atzar de l’anell.</text:p>
        </text:list-item>
        <text:list-item>
          <text:p text:style-name="P22"><text:span text:style-name="T1">Si els valors extrets de la </text:span><text:span text:style-name="T2">query string</text:span><text:span text:style-name="T1"> no són correctes retornar un missatge d’error.</text:span></text:p>
        </text:list-item>
        <text:list-item>
          <text:p text:style-name="P25">En cas contrari i si es demana visitar una pàgina a l’atzar, redirigir apropiadament.</text:p>
        </text:list-item>
        <text:list-item>
          <text:p text:style-name="P25">En cas contrari buscar la URL de la capçalera HTTP Referer en la llista i…:</text:p>
        </text:list-item>
        <text:list-item>
          <text:p text:style-name="P25">… si no es troba retornar un missatge d’error</text:p>
        </text:list-item>
        <text:list-item>
          <text:p text:style-name="P32">… en cas contrari redirigir a la URL anterior o posterior segons s’hagi demanat.</text:p>
        </text:list-item>
      </text:list>
      <text:p text:style-name="P2">Pensa que necessitaràs dos o més pàgines HTML estàtiques per poder provar el sistema d’anell web.<text:line-break/> Es recomana definir funcions auxiliars per les parts del codi que no han de conèixer res sobre el CGI, com ara per buscar dins la llista circular, i provar aquestes funcions en un mòdul separat abans de fer l’script CGI.<text:line-break/></text:p>
      <text:p text:style-name="P6"><text:span text:style-name="T1">Implementa un script per gestionar</text:span><text:a xlink:type="simple" xlink:href="http://es.wikipedia.org/wiki/Banner" text:style-name="ListLabel_20_65" text:visited-style-name="ListLabel_20_65"><text:span text:style-name="T1"> </text:span></text:a><text:a xlink:type="simple" xlink:href="http://es.wikipedia.org/wiki/Banner" text:style-name="ListLabel_20_64" text:visited-style-name="ListLabel_20_64"><text:span text:style-name="T4">Web banners</text:span></text:a><text:span text:style-name="T1"> (consulta també la Wikipedia</text:span><text:a xlink:type="simple" xlink:href="http://en.wikipedia.org/wiki/Web_banner" text:style-name="ListLabel_20_65" text:visited-style-name="ListLabel_20_65"><text:span text:style-name="T1"> </text:span></text:a><text:a xlink:type="simple" xlink:href="http://en.wikipedia.org/wiki/Web_banner" text:style-name="ListLabel_20_64" text:visited-style-name="ListLabel_20_64"><text:span text:style-name="T4">anglesa</text:span></text:a><text:span text:style-name="T1">).</text:span>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4.25in"/>
    </style:style>
    <style:style style:name="Table2.B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694in" fo:border="1pt solid #ffffff"/>
    </style:style>
    <style:style style:name="Table2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M09 - UF1</text:p>
              <text:p text:style-name="MP1">A1: SERVIDORS DE PÀGINES DINÀMIQUES</text:p>
              <text:p text:style-name="MP1">T4: Programar scripts en l’estil del CGI</text:p>
            </table:table-cell>
            <table:table-cell table:style-name="Table2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3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2" meta:image-count="1" meta:object-count="0" meta:page-count="3" meta:paragraph-count="58" meta:word-count="931" meta:character-count="5539" meta:non-whitespace-character-count="4639"/>
  </office:meta>
</office:document-meta>
</file>